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2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style:font-name="times new roman" fo:font-size="7.80000019073486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lice Recruits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The police department of your city has just started its journey. Initially, they don’t have any manpower. So, they started hiring new recruits in groups.</text:p>
      <text:p text:style-name="P7">Meanwhile, crimes keeps occurring within the city. One member of the police force can investigate only one crime during his/her lifetime.</text:p>
      <text:p text:style-name="P7">If there is no police officer free (isn't busy with crime) during the occurrence of a crime, it will go untreated.</text:p>
      <text:p text:style-name="P7">Given the chronological order of crime occurrences and recruit hirings, find the number of crimes which will go untreated.</text:p>
      <text:p text:style-name="P10">Input</text:p>
      <text:p text:style-name="P7">The first line of input will contain an integer <text:span text:style-name="T2">n</text:span><text:span text:style-name="T1"> (1 ≤ </text:span><text:span text:style-name="T2">n</text:span><text:span text:style-name="T1"> ≤ 10</text:span><text:span text:style-name="T3">5</text:span><text:span text:style-name="T1">)</text:span>, the number of events. The next line will contain <text:span text:style-name="T2">n</text:span> space-separated integers.</text:p>
      <text:p text:style-name="P7">If the integer is -1 then it means a crime has occurred. Otherwise, the integer will be positive, the number of officers recruited together at that time. No more than 10 officers will be recruited at a time.</text:p>
      <text:p text:style-name="P10">Output</text:p>
      <text:p text:style-name="P7">Print a single integer, the number of crimes which will go untreated.</text:p>
      <text:p text:style-name="P9">Examples</text:p>
      <text:p text:style-name="P11">input</text:p>
      <text:section text:style-name="Sect1" text:name="id007987655076170941">
        <text:p text:style-name="P12">Copy</text:p>
      </text:section>
      <text:p text:style-name="P1"><text:bookmark text:name="id0031081355087360607"/>3</text:p>
      <text:p text:style-name="P2">-1 -1 1</text:p>
      <text:p text:style-name="P11">output</text:p>
      <text:section text:style-name="Sect1" text:name="id008449807511211458">
        <text:p text:style-name="P12">Copy</text:p>
      </text:section>
      <text:p text:style-name="P1"><text:bookmark text:name="id0036626110885406926"/>2</text:p>
      <text:p text:style-name="P11">input</text:p>
      <text:section text:style-name="Sect1" text:name="id008360637609613315">
        <text:p text:style-name="P12">Copy</text:p>
      </text:section>
      <text:p text:style-name="P1"><text:bookmark text:name="id0016017301966117636"/>8</text:p>
      <text:p text:style-name="P2">1 -1 1 -1 -1 1 1 1</text:p>
      <text:p text:style-name="P11">output</text:p>
      <text:section text:style-name="Sect1" text:name="id005922265716105239">
        <text:p text:style-name="P12">Copy</text:p>
      </text:section>
      <text:p text:style-name="P1"><text:bookmark text:name="id008120987643134523"/>1</text:p>
      <text:p text:style-name="P11">input</text:p>
      <text:section text:style-name="Sect1" text:name="id008646288110170208">
        <text:p text:style-name="P12">Copy</text:p>
      </text:section>
      <text:p text:style-name="P1"><text:bookmark text:name="id003905591049735837"/>11</text:p>
      <text:p text:style-name="P2">-1 -1 2 -1 -1 -1 -1 -1 -1 -1 -1</text:p>
      <text:p text:style-name="P11">output</text:p>
      <text:section text:style-name="Sect1" text:name="id009499853008428065">
        <text:p text:style-name="P12">Copy</text:p>
      </text:section>
      <text:p text:style-name="P1"><text:bookmark text:name="id00394718749302974"/>8</text:p>
      <text:p text:style-name="P10">Note</text:p>
      <text:p text:style-name="P7">Lets consider the second example:</text:p>
      <text:list xml:id="list2963315245" text:style-name="L1">
        <text:list-item>
          <text:p text:style-name="P8">Firstly one person is hired.</text:p>
        </text:list-item>
        <text:list-item>
          <text:p text:style-name="P8">Then crime appears, the last hired person will investigate this crime.</text:p>
        </text:list-item>
        <text:list-item>
          <text:p text:style-name="P8">One more person is hired.</text:p>
        </text:list-item>
        <text:list-item>
          <text:p text:style-name="P8">One more crime appears, the last hired person will investigate this crime.</text:p>
        </text:list-item>
        <text:list-item>
          <text:p text:style-name="P8">Crime appears. There is no free policeman at the time, so this crime will go untreated.</text:p>
        </text:list-item>
        <text:list-item>
          <text:p text:style-name="P8">One more person is hired.</text:p>
        </text:list-item>
        <text:list-item>
          <text:p text:style-name="P8">One more person is hired.</text:p>
        </text:list-item>
        <text:list-item>
          <text:p text:style-name="P8">One more person is hired.</text:p>
        </text:list-item>
      </text:list>
      <text:p text:style-name="P7">The answer is one, as one crime (on step 5) will go untreated.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2T08:42:51.858000000</dc:date>
    <meta:editing-duration>PT8S</meta:editing-duration>
    <meta:editing-cycles>1</meta:editing-cycles>
    <meta:document-statistic meta:table-count="0" meta:image-count="0" meta:object-count="0" meta:page-count="2" meta:paragraph-count="51" meta:word-count="317" meta:character-count="1672" meta:non-whitespace-character-count="1414"/>
    <meta:generator>LibreOffice/7.2.2.2$Windows_X86_64 LibreOffice_project/02b2acce88a210515b4a5bb2e46cbfb63fe97d56</meta:generator>
  </office:meta>
</office:document-meta>
</file>